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1000000B8A3E59788A01B51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here is no tutor on shif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member to sign in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ning in helps us keep track of how many students the tutoring center is serving.</text:p>
              </text:list-item>
              <text:list-item>
                <text:p>We count students who don’t get any tutoring help, but nonetheless make use of the space, computers, or the equipment in the tutoring center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1:47:52.876687334</meta:creation-date>
    <meta:editing-duration>PT3M38S</meta:editing-duration>
    <meta:editing-cycles>3</meta:editing-cycles>
    <meta:generator>LibreOffice/5.2.7.2$Linux_ARM_EABI LibreOffice_project/20m0$Build-2</meta:generator>
    <dc:title>Blue Curve</dc:title>
    <dc:date>2019-03-13T18:23:56.715668732</dc:date>
    <meta:document-statistic meta:object-count="42"/>
  </office:meta>
</office:document-meta>
</file>